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1 - Introduzion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Ottimizzazione discret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edi le sl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to che il nostro valore varia linearmente sul piano del foglio, il massimo deve essere a un verti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indi confronti tutti i vertici e vedi quale ha il valore massimo</text:p>
          </table:table-cell>
        </table:table-row>
        <table:table-row table:style-name="ro1">
          <table:table-cell/>
          <table:table-cell office:value-type="string" calcext:value-type="string">
            <text:p>I vincoli sono rette che delimitano un poligon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'è anche il problema di doversi limitare alle soluzioni int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 i vertici sono frazionarie, come trovo la soluzione intera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sto è l'argomento di oggi</text:p>
          </table:table-cell>
          <table:table-cell/>
        </table:table-row>
      </table:table>
      <table:table table:name="2 - Come si fa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 arrotondi potresti trovare una soluzione inammissib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alunque problema con probabilità più di 0% è inammissib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 farlo ma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edi le slid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 una variabile booleana ti esce frazionaria, fai due copie del proble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a ha vincolo che quella è =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a =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di quale dei due ti dà il massim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i magari così ti esce un'altra variabile booleana frazionaria, ricorr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unzione obiettiv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sis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ando fai quello dei booleani, potrebbe convenirti scegliere il ramo con la FO maggio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n è sempre ver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lide, 6o nodo, nessuna soluzione ammissibile: perché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ce x1=x3=x4=1, però supera la capacità massi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ra l'altro guardare tutti nodi foglia è O(2^n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 sei di fretta, ti accontenti di una soluzione <text:span text:style-name="T1">euristica</text:span><text:span text:style-name="T2"> (indovina con una certa logica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so trovare una soluzione ottima se il mio algoritmo è furb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n visita tutte le soluzioni possibil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'è chi fa tesi di laurea su lavori euristici</text:p>
          </table:table-cell>
          <table:table-cell/>
        </table:table-row>
      </table:table>
      <table:table table:name="3 - Excel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ocumento "selezione di progetti" su elear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sso solver di prim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 sono tutti i vincoli si vedo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n capisco niente perché il professore ha l'interfaccia del mac che è completamente divers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gari si capisc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etti i vincoli &lt;= va bene anche arr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ti il vincolo di mettere le variabili boolea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ziona l'intervallo è metti binario come operatore (è unario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me si imposta il branch&amp;bound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endo che le variabili sono booleane. Già fatt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etto binary ma mette comunque valori frazionari ma insomma basta saperlo usare e capirò cred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ul libro ci sono diverse tesine che possono dare spunti per le tesi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er la tesina, fai due volte il test, una volta normale e una cambiando un po' per vedere se un altro modello è megli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 produzione velivoli il solver me li fa interi e funzion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e tesine non hanno una scadenza troppo seve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a anche bene se fai l'appello a febbraio e consegni le tesine ad aprile, il voto è registrato a febbrai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'appello serve per lo scrit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 anche per sapere quanti scritti stampar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ventualmente email o te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nd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nd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4:42:45.052000000</meta:creation-date>
    <dc:date>2025-01-09T16:17:24.611000000</dc:date>
    <meta:editing-duration>PT1H20M32S</meta:editing-duration>
    <meta:editing-cycles>32</meta:editing-cycles>
    <meta:generator>LibreOffice/24.8.3.2$Windows_X86_64 LibreOffice_project/48a6bac9e7e268aeb4c3483fcf825c94556d9f92</meta:generator>
    <meta:document-statistic meta:table-count="3" meta:cell-count="48" meta:object-count="0"/>
  </office:meta>
</office:document-meta>
</file>